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_CANDIDATO</text:p>
          </table:table-cell>
          <table:table-cell office:value-type="string" calcext:value-type="string">
            <text:p>ID_PROVA</text:p>
          </table:table-cell>
          <table:table-cell office:value-type="string" calcext:value-type="string">
            <text:p>VERSAO</text:p>
          </table:table-cell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float" office:value="45876" calcext:value-type="float">
            <text:p>458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float" office:value="52147" calcext:value-type="float">
            <text:p>521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87" calcext:value-type="float">
            <text:p>11287</text:p>
          </table:table-cell>
          <table:table-cell office:value-type="float" office:value="37548" calcext:value-type="float">
            <text:p>37548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0:06:43.6805951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0:02:01.756251267</meta:creation-date>
    <dc:date>2022-07-13T10:06:49.106990420</dc:date>
    <meta:editing-duration>PT2M52S</meta:editing-duration>
    <meta:editing-cycles>2</meta:editing-cycles>
    <meta:generator>LibreOffice/6.4.7.2$Linux_X86_64 LibreOffice_project/40$Build-2</meta:generator>
    <meta:document-statistic meta:table-count="1" meta:cell-count="12" meta:object-count="0"/>
  </office:meta>
</office:document-meta>
</file>